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037cm"/>
    </style:style>
    <style:style style:name="co3" style:family="table-column">
      <style:table-column-properties fo:break-before="auto" style:column-width="8.368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5.613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.298cm" fo:break-before="auto" style:use-optimal-row-height="true"/>
    </style:style>
    <style:style style:name="ro3" style:family="table-row">
      <style:table-row-properties style:row-height="1.19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  <style:map style:condition="cell-content()=&quot;ALTA&quot;" style:apply-style-name="PRIO_5f_ALTA" style:base-cell-address="Foglio1.B1"/>
      <style:map style:condition="cell-content()=&quot;MEDIA&quot;" style:apply-style-name="PRIO_5f_MEDIA" style:base-cell-address="Foglio1.B1"/>
      <style:map style:condition="cell-content()=&quot;BASSA&quot;" style:apply-style-name="PRIO_5f_BASSA" style:base-cell-address="Foglio1.B1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  <style:map style:condition="cell-content()=&quot;ALTA&quot;" style:apply-style-name="PRIO_5f_ALTA" style:base-cell-address="Foglio1.B1"/>
      <style:map style:condition="cell-content()=&quot;MEDIA&quot;" style:apply-style-name="PRIO_5f_MEDIA" style:base-cell-address="Foglio1.B1"/>
      <style:map style:condition="cell-content()=&quot;BASSA&quot;" style:apply-style-name="PRIO_5f_BASSA" style:base-cell-address="Foglio1.B1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=&quot;ALTA&quot;" style:apply-style-name="PRIO_5f_ALTA" style:base-cell-address="Foglio1.B1"/>
      <style:map style:condition="cell-content()=&quot;MEDIA&quot;" style:apply-style-name="PRIO_5f_MEDIA" style:base-cell-address="Foglio1.B1"/>
      <style:map style:condition="cell-content()=&quot;BASSA&quot;" style:apply-style-name="PRIO_5f_BASSA" style:base-cell-address="Foglio1.B1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map style:condition="cell-content()=&quot;ALTA&quot;" style:apply-style-name="PRIO_5f_ALTA" style:base-cell-address="Foglio1.B1"/>
      <style:map style:condition="cell-content()=&quot;MEDIA&quot;" style:apply-style-name="PRIO_5f_MEDIA" style:base-cell-address="Foglio1.B1"/>
      <style:map style:condition="cell-content()=&quot;BASSA&quot;" style:apply-style-name="PRIO_5f_BASSA" style:base-cell-address="Foglio1.B1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6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  <style:map style:condition="cell-content()=&quot;SI&quot;" style:apply-style-name="RISOLTO" style:base-cell-address="Foglio1.G1"/>
      <style:map style:condition="cell-content()=&quot;NO&quot;" style:apply-style-name="NON_5f_RISOLTO" style:base-cell-address="Foglio1.G1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600"/>
      <style:map style:condition="cell-content()=&quot;SI&quot;" style:apply-style-name="RISOLTO" style:base-cell-address="Foglio1.G1"/>
      <style:map style:condition="cell-content()=&quot;NO&quot;" style:apply-style-name="NON_5f_RISOLTO" style:base-cell-address="Foglio1.G1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=&quot;SI&quot;" style:apply-style-name="RISOLTO" style:base-cell-address="Foglio1.G1"/>
      <style:map style:condition="cell-content()=&quot;NO&quot;" style:apply-style-name="NON_5f_RISOLTO" style:base-cell-address="Foglio1.G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BASSA&quot;;&quot;MEDIA&quot;;&quot;ALTA&quot;)" table:allow-empty-cell="true" table:display-list="unsorted" table:base-cell-address="Foglio1.B1">
          <table:error-message table:message-type="stop" table:display="true"/>
        </table:content-validation>
        <table:content-validation table:name="val2" table:condition="of:cell-content-is-in-list(&quot;Bug fixing&quot;;&quot;Nuova implementazione&quot;;&quot;Modifica vecchia implementazione&quot;;&quot;&quot;)" table:allow-empty-cell="false" table:display-list="unsorted" table:base-cell-address="Foglio1.D1">
          <table:error-message table:message-type="stop" table:display="true"/>
        </table:content-validation>
        <table:content-validation table:name="val3" table:condition="of:cell-content-is-in-list(&quot;UI&quot;;&quot;Scripting C#&quot;;&quot;Server Python&quot;)" table:allow-empty-cell="true" table:display-list="sort-ascending" table:base-cell-address="Foglio1.E1">
          <table:error-message table:message-type="stop" table:display="true"/>
        </table:content-validation>
        <table:content-validation table:name="val4" table:condition="of:cell-content-is-in-list(&quot;SI&quot;;&quot;NO&quot;)" table:allow-empty-cell="false" table:display-list="unsorted" table:base-cell-address="Foglio1.G1">
          <table:error-message table:message-type="stop" table:display="true"/>
        </table:content-validation>
      </table:content-validations>
      <table:table table:name="Foglio1" table:style-name="ta1">
        <table:table-column table:style-name="co1" table:default-cell-style-name="ce4"/>
        <table:table-column table:style-name="co1" table:default-cell-style-name="ce8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1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TODO – LIST</text:p>
          </table:table-cell>
          <table:covered-table-cell table:style-name="ce5" table:content-validation-name="val1"/>
          <table:covered-table-cell/>
          <table:covered-table-cell table:content-validation-name="val2"/>
          <table:covered-table-cell table:content-validation-name="val3"/>
          <table:covered-table-cell/>
          <table:covered-table-cell table:style-name="ce10" table:content-validation-name="val4"/>
          <table:covered-table-cell table:number-columns-repeated="7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6" table:content-validation-name="val1" office:value-type="string" calcext:value-type="string">
            <text:p>Priorità</text:p>
          </table:table-cell>
          <table:table-cell table:style-name="ce2" office:value-type="string" calcext:value-type="string">
            <text:p>Descrizione</text:p>
          </table:table-cell>
          <table:table-cell table:style-name="ce2" table:content-validation-name="val2" office:value-type="string" calcext:value-type="string">
            <text:p>Tipologia</text:p>
          </table:table-cell>
          <table:table-cell table:style-name="ce2" table:content-validation-name="val3" office:value-type="string" calcext:value-type="string">
            <text:p>Ambito</text:p>
          </table:table-cell>
          <table:table-cell table:style-name="ce9" office:value-type="string" calcext:value-type="string">
            <text:p>Sezione codice - Area di lavoro</text:p>
          </table:table-cell>
          <table:table-cell table:style-name="ce11" table:content-validation-name="val4" office:value-type="string" calcext:value-type="string">
            <text:p>Risolto</text:p>
          </table:table-cell>
          <table:table-cell table:number-columns-repeated="7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table:content-validation-name="val1" office:value-type="string" calcext:value-type="string">
            <text:p>ALTA</text:p>
          </table:table-cell>
          <table:table-cell table:style-name="ce3" office:value-type="string" calcext:value-type="string">
            <text:p>Nell’ordine di gioco i numeri random vengono generati sempre uguali tra esecuzioni diverse</text:p>
          </table:table-cell>
          <table:table-cell table:style-name="ce3" table:content-validation-name="val2" office:value-type="string" calcext:value-type="string">
            <text:p>Bug fixing</text:p>
          </table:table-cell>
          <table:table-cell table:style-name="ce3" table:content-validation-name="val3" office:value-type="string" calcext:value-type="string">
            <text:p>Server Python</text:p>
          </table:table-cell>
          <table:table-cell table:style-name="ce3" office:value-type="string" calcext:value-type="string">
            <text:p>Scelta ordine giocatori</text:p>
          </table:table-cell>
          <table:table-cell table:content-validation-name="val4" office:value-type="string" calcext:value-type="string">
            <text:p>NO</text:p>
          </table:table-cell>
          <table:table-cell table:number-columns-repeated="7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7" table:content-validation-name="val1" office:value-type="string" calcext:value-type="string">
            <text:p>MEDIA</text:p>
          </table:table-cell>
          <table:table-cell table:style-name="ce3" office:value-type="string" calcext:value-type="string">
            <text:p>Inserire funzioni di pulitura e rollback per la connesione alla lobby</text:p>
          </table:table-cell>
          <table:table-cell table:style-name="ce3" table:content-validation-name="val2" office:value-type="string" calcext:value-type="string">
            <text:p>Nuova implementazione</text:p>
          </table:table-cell>
          <table:table-cell table:style-name="ce3" table:content-validation-name="val3" office:value-type="string" calcext:value-type="string">
            <text:p>Server Python</text:p>
          </table:table-cell>
          <table:table-cell table:style-name="ce3" office:value-type="string" calcext:value-type="string">
            <text:p>Generico: Entrata ed uscita da una lobby</text:p>
          </table:table-cell>
          <table:table-cell table:content-validation-name="val4" office:value-type="string" calcext:value-type="string">
            <text:p>NO</text:p>
          </table:table-cell>
          <table:table-cell table:number-columns-repeated="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7" table:content-validation-name="val1" office:value-type="string" calcext:value-type="string">
            <text:p>MEDIA</text:p>
          </table:table-cell>
          <table:table-cell table:style-name="ce3" office:value-type="string" calcext:value-type="string">
            <text:p>Inserire funzioni di pulitura e rollback per la connesione alla lobby</text:p>
          </table:table-cell>
          <table:table-cell table:style-name="ce3" table:content-validation-name="val2" office:value-type="string" calcext:value-type="string">
            <text:p>Nuova implementazione</text:p>
          </table:table-cell>
          <table:table-cell table:style-name="ce3" table:content-validation-name="val3" office:value-type="string" calcext:value-type="string">
            <text:p>Scripting C#</text:p>
          </table:table-cell>
          <table:table-cell table:style-name="ce3" office:value-type="string" calcext:value-type="string">
            <text:p>Generico: Entrata ed uscita da una lobby</text:p>
          </table:table-cell>
          <table:table-cell table:content-validation-name="val4" office:value-type="string" calcext:value-type="string">
            <text:p>NO</text:p>
          </table:table-cell>
          <table:table-cell table:number-columns-repeated="7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table:content-validation-name="val1" office:value-type="string" calcext:value-type="string">
            <text:p>ALTA</text:p>
          </table:table-cell>
          <table:table-cell table:style-name="ce3" office:value-type="string" calcext:value-type="string">
            <text:p>Conflitto, se i dadi sono uguali chi gioca per primo?</text:p>
          </table:table-cell>
          <table:table-cell table:style-name="ce3" table:content-validation-name="val2" office:value-type="string" calcext:value-type="string">
            <text:p>Modifica vecchia implementazione</text:p>
          </table:table-cell>
          <table:table-cell table:style-name="ce3" table:content-validation-name="val3" office:value-type="string" calcext:value-type="string">
            <text:p>Server Python</text:p>
          </table:table-cell>
          <table:table-cell table:style-name="ce3" office:value-type="string" calcext:value-type="string">
            <text:p>Scelta ordine giocatori</text:p>
          </table:table-cell>
          <table:table-cell table:content-validation-name="val4" office:value-type="string" calcext:value-type="string">
            <text:p>NO</text:p>
          </table:table-cell>
          <table:table-cell table:number-columns-repeated="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7" table:content-validation-name="val1" office:value-type="string" calcext:value-type="string">
            <text:p>BASSA</text:p>
          </table:table-cell>
          <table:table-cell table:style-name="ce3" office:value-type="string" calcext:value-type="string">
            <text:p>Animazione per assegnazione carte territori</text:p>
          </table:table-cell>
          <table:table-cell table:style-name="ce3" table:content-validation-name="val2" office:value-type="string" calcext:value-type="string">
            <text:p>Nuova implementazione</text:p>
          </table:table-cell>
          <table:table-cell table:style-name="ce3" table:content-validation-name="val3" office:value-type="string" calcext:value-type="string">
            <text:p>UI</text:p>
          </table:table-cell>
          <table:table-cell table:style-name="ce3" office:value-type="string" calcext:value-type="string">
            <text:p>Inizio partita</text:p>
          </table:table-cell>
          <table:table-cell table:content-validation-name="val4" office:value-type="string" calcext:value-type="string">
            <text:p>NO</text:p>
          </table:table-cell>
          <table:table-cell table:number-columns-repeated="7"/>
        </table:table-row>
        <table:table-row table:style-name="ro4" table:number-rows-repeated="6">
          <table:table-cell table:style-name="ce3"/>
          <table:table-cell table:style-name="ce7" table:content-validation-name="val1"/>
          <table:table-cell table:style-name="ce3"/>
          <table:table-cell table:style-name="ce3" table:content-validation-name="val2"/>
          <table:table-cell table:style-name="ce3" table:content-validation-name="val3"/>
          <table:table-cell table:style-name="ce3"/>
          <table:table-cell table:content-validation-name="val4"/>
          <table:table-cell table:number-columns-repeated="7"/>
        </table:table-row>
        <table:table-row table:style-name="ro4">
          <table:table-cell table:style-name="ce3"/>
          <table:table-cell table:style-name="ce7" table:content-validation-name="val1"/>
          <table:table-cell table:style-name="ce3"/>
          <table:table-cell table:style-name="ce3" table:content-validation-name="val2"/>
          <table:table-cell table:style-name="ce3" table:content-validation-name="val3"/>
          <table:table-cell table:style-name="ce3" table:content-validation-name="val2"/>
          <table:table-cell table:content-validation-name="val4"/>
          <table:table-cell table:number-columns-repeated="7"/>
        </table:table-row>
        <table:table-row table:style-name="ro4" table:number-rows-repeated="24">
          <table:table-cell table:style-name="ce3"/>
          <table:table-cell table:style-name="ce7" table:content-validation-name="val1"/>
          <table:table-cell table:style-name="ce3"/>
          <table:table-cell table:style-name="ce3" table:content-validation-name="val2"/>
          <table:table-cell table:style-name="ce3" table:content-validation-name="val3"/>
          <table:table-cell table:style-name="ce3"/>
          <table:table-cell table:content-validation-name="val4"/>
          <table:table-cell table:number-columns-repeated="7"/>
        </table:table-row>
        <table:table-row table:style-name="ro4" table:number-rows-repeated="4">
          <table:table-cell table:style-name="ce3"/>
          <table:table-cell table:style-name="ce7" table:content-validation-name="val1"/>
          <table:table-cell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7"/>
        </table:table-row>
        <table:table-row table:style-name="ro4" table:number-rows-repeated="1048533">
          <table:table-cell/>
          <table:table-cell table:content-validation-name="val1"/>
          <table:table-cell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7"/>
        </table:table-row>
        <table:table-row table:style-name="ro4">
          <table:table-cell/>
          <table:table-cell table:content-validation-name="val1"/>
          <table:table-cell/>
          <table:table-cell table:content-validation-name="val2"/>
          <table:table-cell table:content-validation-name="val3"/>
          <table:table-cell/>
          <table:table-cell table:content-validation-name="val4"/>
          <table:table-cell table:number-columns-repeated="7"/>
        </table:table-row>
        <calcext:conditional-formats>
          <calcext:conditional-format calcext:target-range-address="Foglio1.G1:Foglio1.G1048576">
            <calcext:condition calcext:apply-style-name="RISOLTO" calcext:value="=&quot;SI&quot;" calcext:base-cell-address="Foglio1.G1"/>
            <calcext:condition calcext:apply-style-name="NON_RISOLTO" calcext:value="=&quot;NO&quot;" calcext:base-cell-address="Foglio1.G1"/>
          </calcext:conditional-format>
          <calcext:conditional-format calcext:target-range-address="Foglio1.B1:Foglio1.B1048576">
            <calcext:condition calcext:apply-style-name="PRIO_ALTA" calcext:value="=&quot;ALTA&quot;" calcext:base-cell-address="Foglio1.B1"/>
            <calcext:condition calcext:apply-style-name="PRIO_MEDIA" calcext:value="=&quot;MEDIA&quot;" calcext:base-cell-address="Foglio1.B1"/>
            <calcext:condition calcext:apply-style-name="PRIO_BASSA" calcext:value="=&quot;BASSA&quot;" calcext:base-cell-address="Foglio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ISOLTO" style:family="table-cell" style:parent-style-name="Default">
      <style:table-cell-properties fo:background-color="#81d41a" style:diagonal-bl-tr="none" style:diagonal-tl-br="none"/>
    </style:style>
    <style:style style:name="NON_5f_RISOLTO" style:display-name="NON_RISOLTO" style:family="table-cell" style:parent-style-name="Default">
      <style:table-cell-properties fo:background-color="#ff0000" style:diagonal-bl-tr="none" style:diagonal-tl-br="none"/>
    </style:style>
    <style:style style:name="PRIO_5f_ALTA" style:display-name="PRIO_ALTA" style:family="table-cell" style:parent-style-name="Default">
      <style:table-cell-properties fo:background-color="#ff0000"/>
    </style:style>
    <style:style style:name="PRIO_5f_MEDIA" style:display-name="PRIO_MEDIA" style:family="table-cell" style:parent-style-name="Default">
      <style:table-cell-properties fo:background-color="#ffbf00"/>
    </style:style>
    <style:style style:name="PRIO_5f_BASSA" style:display-name="PRIO_BASSA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1T11:43:55.659291045</meta:creation-date>
    <dc:date>2024-07-31T12:17:18.573430822</dc:date>
    <meta:editing-duration>PT33M24S</meta:editing-duration>
    <meta:editing-cycles>2</meta:editing-cycles>
    <meta:generator>LibreOffice/7.4.7.2$Linux_X86_64 LibreOffice_project/40$Build-2</meta:generator>
    <meta:document-statistic meta:table-count="1" meta:cell-count="43" meta:object-count="0"/>
  </office:meta>
</office:document-meta>
</file>